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TreeNode.get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reeNode.getMenuCateg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TreeNode.se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TreeNode.getIcon( boolean enabl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portTreeNode.createPopupMe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TreeNode.i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TreeN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reeNode.getStatic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TreeNod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reeNode.ReportTreeNode( TestElement userObj , ReportTreeModel tree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TreeNode.getIc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reeNode.Repor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reeNode.getDoc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TreeNode.name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